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="solid" draw:fill-color="#0099ff" draw:textarea-horizontal-align="center" draw:textarea-vertical-align="middle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cm" svg:stroke-color="#9966cc" draw:fill="solid" draw:fill-color="#a673d9" draw:textarea-horizontal-align="center" draw:textarea-vertical-align="middle"/>
    </style:style>
    <style:style style:name="gr5" style:family="graphic" style:parent-style-name="objectwithoutfill">
      <style:graphic-properties svg:stroke-width="0cm" draw:fill="solid" draw:fill-color="#3deb3d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25cm" fo:min-width="0.5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253cm" fo:min-width="0.5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85cm" fo:min-width="0cm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15cm" draw:shadow="hidden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Dashed_20__28_var_29_" draw:fill="none" draw:textarea-horizontal-align="center" draw:textarea-vertical-align="middle"/>
    </style:style>
    <style:style style:name="gr15" style:family="graphic" style:parent-style-name="standard">
      <style:graphic-properties draw:fill="solid" draw:fill-color="#ffff66" draw:textarea-horizontal-align="center" draw:textarea-vertical-align="middle"/>
    </style:style>
    <style:style style:name="gr16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1cm" fo:min-width="0.749cm"/>
    </style:style>
    <style:style style:name="gr1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1.7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marker-end="Arrow" draw:textarea-horizontal-align="center" draw:textarea-vertical-align="middle"/>
    </style:style>
    <style:style style:name="gr25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7pt" style:font-size-asian="7pt" style:font-size-complex="7pt"/>
    </style:style>
    <style:style style:name="P4" style:family="paragraph">
      <style:paragraph-properties fo:margin-left="0cm" fo:margin-right="0cm" fo:text-indent="0cm"/>
      <style:text-properties fo:color="#ffffff" fo:font-size="3pt" style:font-size-asian="3pt" style:font-size-complex="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6pt" style:font-size-asian="6pt" style:font-size-complex="6pt"/>
    </style:style>
    <style:style style:name="P6" style:family="paragraph">
      <style:text-properties fo:font-size="5pt" style:font-size-asian="5pt" style:font-size-complex="5pt"/>
    </style:style>
    <style:style style:name="P7" style:family="paragraph">
      <style:text-properties fo:font-family="Arial" style:font-family-generic="swiss" style:font-pitch="variable" fo:font-size="7pt" style:font-size-asian="7pt" style:font-size-complex="7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style:style style:name="T2" style:family="text">
      <style:text-properties fo:color="#ffffff" fo:font-size="3pt" style:font-size-asian="3pt" style:font-size-complex="3pt"/>
    </style:style>
    <style:style style:name="T3" style:family="text">
      <style:text-properties fo:font-family="Arial" style:font-family-generic="swiss" style:font-pitch="variable" fo:font-size="6pt" style:font-size-asian="6pt" style:font-size-complex="6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family="'Courier New'" style:font-family-generic="modern" style:font-pitch="fixed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393cm" svg:height="2.846cm" svg:x="14.104cm" svg:y="1.741cm" draw:corner-radius="0.5cm">
          <text:p/>
        </draw:rect>
        <draw:rect draw:style-name="gr1" draw:text-style-name="P1" draw:layer="layout" svg:width="3.468cm" svg:height="12.25cm" svg:x="10.12cm" svg:y="1.702cm" draw:corner-radius="0.5cm">
          <text:p/>
        </draw:rect>
        <draw:rect draw:style-name="gr1" draw:text-style-name="P1" draw:layer="layout" svg:width="3.372cm" svg:height="6.904cm" svg:x="14.125cm" svg:y="4.756cm" draw:corner-radius="0.5cm">
          <text:p/>
        </draw:rect>
        <draw:rect draw:style-name="gr1" draw:text-style-name="P1" draw:layer="layout" svg:width="3.279cm" svg:height="2.237cm" svg:x="14.113cm" svg:y="11.772cm" draw:corner-radius="0.5cm">
          <text:p/>
        </draw:rect>
        <draw:rect draw:style-name="gr1" draw:text-style-name="P1" draw:layer="layout" svg:width="5.725cm" svg:height="5.25cm" svg:x="4.1cm" svg:y="8.701cm" draw:corner-radius="0.5cm">
          <text:p/>
        </draw:rect>
        <draw:rect draw:style-name="gr1" draw:text-style-name="P1" draw:layer="layout" svg:width="5.644cm" svg:height="6.541cm" svg:x="4.079cm" svg:y="1.702cm" draw:corner-radius="0.5cm">
          <text:p/>
        </draw:rect>
        <draw:rect draw:style-name="gr2" draw:text-style-name="P1" draw:layer="layout" svg:width="1.581cm" svg:height="5.366cm" svg:x="4.328cm" svg:y="2.401cm" draw:corner-radius="0.348cm">
          <text:p/>
        </draw:rect>
        <draw:frame draw:style-name="gr3" draw:text-style-name="P3" draw:layer="layout" svg:width="1.92cm" svg:height="0.809cm" svg:x="4.132cm" svg:y="2.401cm">
          <draw:text-box>
            <text:p text:style-name="P2"><text:span text:style-name="T1">TuscanySCA</text:span></text:p>
            <text:p text:style-name="P2"><text:span text:style-name="T1">ToursUI</text:span></text:p>
          </draw:text-box>
        </draw:frame>
        <draw:polygon draw:style-name="gr4" draw:text-style-name="P1" draw:id="id21" draw:layer="layout" svg:width="1.499cm" svg:height="0.629cm" svg:x="4.853cm" svg:y="3.41cm" svg:viewBox="0 0 1500 630" draw:points="0,0 1125,0 1500,315 1125,630 0,630 375,315">
          <text:p/>
        </draw:polygon>
        <draw:rect draw:style-name="gr2" draw:text-style-name="P1" draw:layer="layout" svg:width="2cm" svg:height="5.463cm" svg:x="10.619cm" svg:y="2.426cm" draw:corner-radius="0.5cm">
          <text:p/>
        </draw:rect>
        <draw:frame draw:style-name="gr3" draw:text-style-name="P3" draw:layer="layout" svg:width="2.018cm" svg:height="0.53cm" svg:x="10.619cm" svg:y="2.766cm">
          <draw:text-box>
            <text:p text:style-name="P2"><text:span text:style-name="T1">TravelCatalog</text:span></text:p>
          </draw:text-box>
        </draw:frame>
        <draw:polygon draw:style-name="gr5" draw:text-style-name="P1" draw:id="id25" draw:layer="layout" svg:width="1.401cm" svg:height="0.629cm" svg:x="10.172cm" svg:y="3.855cm" svg:viewBox="0 0 1402 630" draw:points="0,0 1052,0 1402,315 1052,630 0,630 351,315">
          <text:p/>
        </draw:polygon>
        <draw:rect draw:style-name="gr2" draw:text-style-name="P1" draw:layer="layout" svg:width="2cm" svg:height="5.305cm" svg:x="10.692cm" svg:y="8.301cm" draw:corner-radius="0.5cm">
          <text:p/>
        </draw:rect>
        <draw:frame draw:style-name="gr3" draw:text-style-name="P3" draw:layer="layout" svg:width="1.806cm" svg:height="0.53cm" svg:x="10.886cm" svg:y="8.403cm">
          <draw:text-box>
            <text:p text:style-name="P2"><text:span text:style-name="T1">TripBooking</text:span></text:p>
          </draw:text-box>
        </draw:frame>
        <draw:polygon draw:style-name="gr5" draw:text-style-name="P1" draw:id="id27" draw:layer="layout" svg:width="1.401cm" svg:height="0.629cm" svg:x="10.2cm" svg:y="9.133cm" svg:viewBox="0 0 1402 630" draw:points="0,0 1052,0 1402,315 1052,630 0,630 351,315">
          <text:p/>
        </draw:polygon>
        <draw:rect draw:style-name="gr2" draw:text-style-name="P1" draw:layer="layout" svg:width="2cm" svg:height="3.59cm" svg:x="4.772cm" svg:y="9.182cm" draw:corner-radius="0.5cm">
          <text:p/>
        </draw:rect>
        <draw:frame draw:style-name="gr3" draw:text-style-name="P3" draw:layer="layout" svg:width="1.996cm" svg:height="0.53cm" svg:x="4.836cm" svg:y="9.182cm">
          <draw:text-box>
            <text:p text:style-name="P2"><text:span text:style-name="T1">ShoppingCart</text:span></text:p>
          </draw:text-box>
        </draw:frame>
        <draw:polygon draw:style-name="gr4" draw:text-style-name="P1" draw:id="id13" draw:layer="layout" svg:width="1.499cm" svg:height="0.629cm" svg:x="11.9cm" svg:y="8.933cm" svg:viewBox="0 0 1500 630" draw:points="0,0 1125,0 1500,315 1125,630 0,630 375,315">
          <text:p/>
        </draw:polygon>
        <draw:polygon draw:style-name="gr4" draw:text-style-name="P1" draw:id="id38" draw:layer="layout" svg:width="1.499cm" svg:height="0.629cm" svg:x="5.951cm" svg:y="11.143cm" svg:viewBox="0 0 1500 630" draw:points="0,0 1125,0 1500,315 1125,630 0,630 375,315">
          <text:p/>
        </draw:polygon>
        <draw:polygon draw:style-name="gr4" draw:text-style-name="P1" draw:id="id1" draw:layer="layout" svg:width="1.499cm" svg:height="0.629cm" svg:x="11.9cm" svg:y="12.701cm" svg:viewBox="0 0 1500 630" draw:points="0,0 1125,0 1500,315 1125,630 0,630 375,315">
          <text:p/>
        </draw:polygon>
        <draw:polygon draw:style-name="gr5" draw:text-style-name="P1" draw:id="id2" draw:layer="layout" svg:width="1.401cm" svg:height="0.629cm" svg:x="4.352cm" svg:y="11.458cm" svg:viewBox="0 0 1402 630" draw:points="0,0 1052,0 1402,315 1052,630 0,630 351,315">
          <text:p/>
        </draw:polygon>
        <draw:connector draw:style-name="gr6" draw:text-style-name="P1" draw:layer="layout" draw:line-skew="0cm 0.285cm" svg:x1="13.4cm" svg:y1="13.016cm" svg:x2="4.352cm" svg:y2="11.773cm" draw:start-shape="id1" draw:start-glue-point="1" draw:end-shape="id2" draw:end-glue-point="3" svg:d="m13400 13016h501v1101h-10050v-2344h501">
          <text:p/>
        </draw:connector>
        <draw:rect draw:style-name="gr2" draw:text-style-name="P1" draw:layer="layout" svg:width="2cm" svg:height="2.03cm" svg:x="15.3cm" svg:y="5.255cm" draw:corner-radius="0.5cm">
          <text:p/>
        </draw:rect>
        <draw:frame draw:style-name="gr3" draw:text-style-name="P3" draw:layer="layout" svg:width="1.302cm" svg:height="0.809cm" svg:x="15.964cm" svg:y="5.488cm">
          <draw:text-box>
            <text:p text:style-name="P2"><text:span text:style-name="T1">Hotel</text:span></text:p>
            <text:p text:style-name="P2"><text:span text:style-name="T1">Partner</text:span></text:p>
          </draw:text-box>
        </draw:frame>
        <draw:polygon draw:style-name="gr5" draw:text-style-name="P1" draw:id="id10" draw:layer="layout" svg:width="1.401cm" svg:height="0.629cm" svg:x="14.753cm" svg:y="5.566cm" svg:viewBox="0 0 1402 630" draw:points="0,0 1052,0 1402,315 1052,630 0,630 351,315">
          <text:p/>
        </draw:polygon>
        <draw:rect draw:style-name="gr2" draw:text-style-name="P1" draw:layer="layout" svg:width="2cm" svg:height="1.964cm" svg:x="15.3cm" svg:y="7.412cm" draw:corner-radius="0.5cm">
          <text:p/>
        </draw:rect>
        <draw:frame draw:style-name="gr3" draw:text-style-name="P3" draw:layer="layout" svg:width="1.302cm" svg:height="0.809cm" svg:x="15.964cm" svg:y="7.601cm">
          <draw:text-box>
            <text:p text:style-name="P2"><text:span text:style-name="T1">Flight</text:span></text:p>
            <text:p text:style-name="P2"><text:span text:style-name="T1">Partner</text:span></text:p>
          </draw:text-box>
        </draw:frame>
        <draw:polygon draw:style-name="gr5" draw:text-style-name="P1" draw:id="id8" draw:layer="layout" svg:width="1.401cm" svg:height="0.629cm" svg:x="14.753cm" svg:y="7.78cm" svg:viewBox="0 0 1402 630" draw:points="0,0 1052,0 1402,315 1052,630 0,630 351,315">
          <text:p/>
        </draw:polygon>
        <draw:rect draw:style-name="gr2" draw:text-style-name="P1" draw:layer="layout" svg:width="2cm" svg:height="1.792cm" svg:x="15.3cm" svg:y="9.501cm" draw:corner-radius="0.5cm">
          <text:p/>
        </draw:rect>
        <draw:frame draw:style-name="gr3" draw:text-style-name="P3" draw:layer="layout" svg:width="1.302cm" svg:height="0.809cm" svg:x="16.064cm" svg:y="9.501cm">
          <draw:text-box>
            <text:p text:style-name="P2"><text:span text:style-name="T1">Car</text:span></text:p>
            <text:p text:style-name="P2"><text:span text:style-name="T1">Partner</text:span></text:p>
          </draw:text-box>
        </draw:frame>
        <draw:polygon draw:style-name="gr5" draw:text-style-name="P1" draw:id="id6" draw:layer="layout" svg:width="1.401cm" svg:height="0.629cm" svg:x="14.8cm" svg:y="9.68cm" svg:viewBox="0 0 1402 630" draw:points="0,0 1052,0 1402,315 1052,630 0,630 351,315">
          <text:p/>
        </draw:polygon>
        <draw:rect draw:style-name="gr2" draw:text-style-name="P1" draw:layer="layout" svg:width="2cm" svg:height="1.438cm" svg:x="15.171cm" svg:y="12.202cm" draw:corner-radius="0.5cm">
          <text:p/>
        </draw:rect>
        <draw:frame draw:style-name="gr3" draw:text-style-name="P3" draw:layer="layout" svg:width="1.573cm" svg:height="0.809cm" svg:x="15.535cm" svg:y="12.202cm">
          <draw:text-box>
            <text:p text:style-name="P2"><text:span text:style-name="T1">Currency</text:span></text:p>
            <text:p text:style-name="P2"><text:span text:style-name="T1">Converter</text:span></text:p>
          </draw:text-box>
        </draw:frame>
        <draw:polygon draw:style-name="gr5" draw:text-style-name="P1" draw:id="id4" draw:layer="layout" svg:width="1.401cm" svg:height="0.629cm" svg:x="14.624cm" svg:y="12.71cm" svg:viewBox="0 0 1402 630" draw:points="0,0 1052,0 1402,315 1052,630 0,630 351,315">
          <text:p/>
        </draw:polygon>
        <draw:rect draw:style-name="gr2" draw:text-style-name="P1" draw:layer="layout" svg:width="2cm" svg:height="2.032cm" svg:x="15.177cm" svg:y="2.185cm" draw:corner-radius="0.5cm">
          <text:p/>
        </draw:rect>
        <draw:frame draw:style-name="gr3" draw:text-style-name="P3" draw:layer="layout" svg:width="1.302cm" svg:height="0.809cm" svg:x="15.941cm" svg:y="2.185cm">
          <draw:text-box>
            <text:p text:style-name="P2"><text:span text:style-name="T1">Trip</text:span></text:p>
            <text:p text:style-name="P2"><text:span text:style-name="T1">Partner</text:span></text:p>
          </draw:text-box>
        </draw:frame>
        <draw:polygon draw:style-name="gr5" draw:text-style-name="P1" draw:id="id12" draw:layer="layout" svg:width="1.401cm" svg:height="0.629cm" svg:x="14.7cm" svg:y="2.501cm" svg:viewBox="0 0 1402 630" draw:points="0,0 1052,0 1402,315 1052,630 0,630 351,315">
          <text:p/>
        </draw:polygon>
        <draw:polygon draw:style-name="gr4" draw:text-style-name="P1" draw:id="id3" draw:layer="layout" svg:width="1.499cm" svg:height="0.629cm" svg:x="11.8cm" svg:y="6.901cm" svg:viewBox="0 0 1500 630" draw:points="0,0 1125,0 1500,315 1125,630 0,630 375,315">
          <text:p/>
        </draw:polygon>
        <draw:polygon draw:style-name="gr4" draw:text-style-name="P1" draw:id="id11" draw:layer="layout" svg:width="1.499cm" svg:height="0.629cm" svg:x="11.8cm" svg:y="3.426cm" svg:viewBox="0 0 1500 630" draw:points="0,0 1125,0 1500,315 1125,630 0,630 375,315">
          <text:p/>
        </draw:polygon>
        <draw:polygon draw:style-name="gr4" draw:text-style-name="P1" draw:id="id9" draw:layer="layout" svg:width="1.499cm" svg:height="0.629cm" svg:x="11.8cm" svg:y="4.256cm" svg:viewBox="0 0 1500 630" draw:points="0,0 1125,0 1500,315 1125,630 0,630 375,315">
          <text:p/>
        </draw:polygon>
        <draw:polygon draw:style-name="gr4" draw:text-style-name="P1" draw:id="id7" draw:layer="layout" svg:width="1.499cm" svg:height="0.629cm" svg:x="11.8cm" svg:y="5.071cm" svg:viewBox="0 0 1500 630" draw:points="0,0 1125,0 1500,315 1125,630 0,630 375,315">
          <text:p/>
        </draw:polygon>
        <draw:polygon draw:style-name="gr4" draw:text-style-name="P1" draw:id="id5" draw:layer="layout" svg:width="1.499cm" svg:height="0.629cm" svg:x="11.8cm" svg:y="5.971cm" svg:viewBox="0 0 1500 630" draw:points="0,0 1125,0 1500,315 1125,630 0,630 375,315">
          <text:p/>
        </draw:polygon>
        <draw:connector draw:style-name="gr6" draw:text-style-name="P1" draw:layer="layout" svg:x1="13.3cm" svg:y1="7.216cm" svg:x2="14.624cm" svg:y2="13.025cm" draw:start-shape="id3" draw:start-glue-point="1" draw:end-shape="id4" svg:d="m13300 7216h662v5809h662">
          <text:p/>
        </draw:connector>
        <draw:connector draw:style-name="gr6" draw:text-style-name="P1" draw:layer="layout" svg:x1="13.3cm" svg:y1="6.286cm" svg:x2="14.8cm" svg:y2="9.995cm" draw:start-shape="id5" draw:start-glue-point="1" draw:end-shape="id6" svg:d="m13300 6286h750v3709h750">
          <text:p/>
        </draw:connector>
        <draw:connector draw:style-name="gr6" draw:text-style-name="P1" draw:layer="layout" svg:x1="13.3cm" svg:y1="5.386cm" svg:x2="14.753cm" svg:y2="8.095cm" draw:start-shape="id7" draw:start-glue-point="1" draw:end-shape="id8" svg:d="m13300 5386h727v2709h726">
          <text:p/>
        </draw:connector>
        <draw:connector draw:style-name="gr6" draw:text-style-name="P1" draw:layer="layout" draw:line-skew="0.572cm" svg:x1="13.3cm" svg:y1="4.571cm" svg:x2="14.753cm" svg:y2="5.881cm" draw:start-shape="id9" draw:start-glue-point="1" draw:end-shape="id10" draw:end-glue-point="3" svg:d="m13300 4571h1299v1310h154">
          <text:p/>
        </draw:connector>
        <draw:connector draw:style-name="gr6" draw:text-style-name="P1" draw:layer="layout" draw:line-skew="-0.535cm" svg:x1="13.3cm" svg:y1="3.741cm" svg:x2="14.7cm" svg:y2="2.816cm" draw:start-shape="id11" draw:start-glue-point="1" draw:end-shape="id12" draw:end-glue-point="3" svg:d="m13300 3741h165v-925h1235">
          <text:p/>
        </draw:connector>
        <draw:polygon draw:style-name="gr4" draw:text-style-name="P1" draw:id="id19" draw:layer="layout" svg:width="1.499cm" svg:height="0.629cm" svg:x="11.9cm" svg:y="11.801cm" svg:viewBox="0 0 1500 630" draw:points="0,0 1125,0 1500,315 1125,630 0,630 375,315">
          <text:p/>
        </draw:polygon>
        <draw:polygon draw:style-name="gr4" draw:text-style-name="P1" draw:id="id17" draw:layer="layout" svg:width="1.499cm" svg:height="0.629cm" svg:x="11.9cm" svg:y="10.801cm" svg:viewBox="0 0 1500 630" draw:points="0,0 1125,0 1500,315 1125,630 0,630 375,315">
          <text:p/>
        </draw:polygon>
        <draw:polygon draw:style-name="gr4" draw:text-style-name="P1" draw:id="id15" draw:layer="layout" svg:width="1.499cm" svg:height="0.629cm" svg:x="11.9cm" svg:y="9.801cm" svg:viewBox="0 0 1500 630" draw:points="0,0 1125,0 1500,315 1125,630 0,630 375,315">
          <text:p/>
        </draw:polygon>
        <draw:polygon draw:style-name="gr5" draw:text-style-name="P1" draw:id="id20" draw:layer="layout" svg:width="1.401cm" svg:height="0.629cm" svg:x="14.8cm" svg:y="10.485cm" svg:viewBox="0 0 1402 630" draw:points="0,0 1052,0 1402,315 1052,630 0,630 351,315">
          <text:p/>
        </draw:polygon>
        <draw:polygon draw:style-name="gr5" draw:text-style-name="P1" draw:id="id18" draw:layer="layout" svg:width="1.401cm" svg:height="0.629cm" svg:x="14.8cm" svg:y="8.601cm" svg:viewBox="0 0 1402 630" draw:points="0,0 1052,0 1402,315 1052,630 0,630 351,315">
          <text:p/>
        </draw:polygon>
        <draw:polygon draw:style-name="gr5" draw:text-style-name="P1" draw:id="id16" draw:layer="layout" svg:width="1.401cm" svg:height="0.629cm" svg:x="14.8cm" svg:y="6.471cm" svg:viewBox="0 0 1402 630" draw:points="0,0 1052,0 1402,315 1052,630 0,630 351,315">
          <text:p/>
        </draw:polygon>
        <draw:polygon draw:style-name="gr5" draw:text-style-name="P1" draw:id="id14" draw:layer="layout" svg:width="1.401cm" svg:height="0.629cm" svg:x="14.7cm" svg:y="3.411cm" svg:viewBox="0 0 1402 630" draw:points="0,0 1052,0 1402,315 1052,630 0,630 351,315">
          <text:p/>
        </draw:polygon>
        <draw:connector draw:style-name="gr6" draw:text-style-name="P1" draw:layer="layout" svg:x1="13.4cm" svg:y1="9.248cm" svg:x2="14.7cm" svg:y2="3.726cm" draw:start-shape="id13" draw:start-glue-point="1" draw:end-shape="id14" svg:d="m13400 9248h650v-5522h650">
          <text:p/>
        </draw:connector>
        <draw:connector draw:style-name="gr6" draw:text-style-name="P1" draw:layer="layout" svg:x1="13.4cm" svg:y1="10.116cm" svg:x2="14.8cm" svg:y2="6.786cm" draw:start-shape="id15" draw:end-shape="id16" svg:d="m13400 10116h700v-3330h700">
          <text:p/>
        </draw:connector>
        <draw:connector draw:style-name="gr6" draw:text-style-name="P1" draw:layer="layout" svg:x1="13.4cm" svg:y1="11.116cm" svg:x2="14.8cm" svg:y2="8.916cm" draw:start-shape="id17" draw:start-glue-point="1" draw:end-shape="id18" svg:d="m13400 11116h700v-2200h700">
          <text:p/>
        </draw:connector>
        <draw:connector draw:style-name="gr6" draw:text-style-name="P1" draw:layer="layout" draw:line-skew="-0.072cm" svg:x1="13.4cm" svg:y1="12.116cm" svg:x2="14.8cm" svg:y2="10.8cm" draw:start-shape="id19" draw:start-glue-point="1" draw:end-shape="id20" svg:d="m13400 12116h628v-1316h772">
          <text:p/>
        </draw:connector>
        <draw:connector draw:style-name="gr6" draw:text-style-name="P1" draw:layer="layout" draw:line-skew="0.146cm" svg:x1="6.353cm" svg:y1="3.725cm" svg:x2="6.565cm" svg:y2="3.728cm" draw:start-shape="id21" draw:start-glue-point="1" svg:d="m6353 3725h647v3h-435">
          <text:p/>
        </draw:connector>
        <draw:frame draw:style-name="gr7" draw:text-style-name="P3" draw:layer="layout" svg:width="1.018cm" svg:height="0.53cm" svg:x="15.982cm" svg:y="3.201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10.882cm" svg:y="11.301cm">
          <draw:text-box>
            <text:p text:style-name="P2"><text:span text:style-name="T1">Java</text:span></text:p>
          </draw:text-box>
        </draw:frame>
        <draw:frame draw:style-name="gr8" draw:text-style-name="P3" draw:layer="layout" svg:width="1.018cm" svg:height="0.53cm" svg:x="5.271cm" svg:y="12.088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10.7cm" svg:y="5.201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16.102cm" svg:y="10.571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205cm" svg:height="0.53cm" svg:x="4.5cm" svg:y="6.986cm">
          <draw:text-box>
            <text:p text:style-name="P2"><text:span text:style-name="T1">widget</text:span></text:p>
          </draw:text-box>
        </draw:frame>
        <draw:polygon draw:style-name="gr4" draw:text-style-name="P1" draw:layer="layout" svg:width="1.499cm" svg:height="0.629cm" svg:x="4.9cm" svg:y="4.386cm" svg:viewBox="0 0 1500 630" draw:points="0,0 1125,0 1500,315 1125,630 0,630 375,315">
          <text:p/>
        </draw:polygon>
        <draw:polygon draw:style-name="gr4" draw:text-style-name="P1" draw:layer="layout" svg:width="1.499cm" svg:height="0.629cm" svg:x="4.9cm" svg:y="5.571cm" svg:viewBox="0 0 1500 630" draw:points="0,0 1125,0 1500,315 1125,630 0,630 375,315">
          <text:p/>
        </draw:polygon>
        <draw:frame draw:style-name="gr3" draw:text-style-name="P3" draw:layer="layout" svg:width="1.205cm" svg:height="0.53cm" svg:x="8.224cm" svg:y="7.713cm">
          <draw:text-box>
            <text:p text:style-name="P2"><text:span text:style-name="T1">(8080)</text:span></text:p>
          </draw:text-box>
        </draw:frame>
        <draw:frame draw:style-name="gr3" draw:text-style-name="P3" draw:layer="layout" svg:width="2.631cm" svg:height="0.53cm" svg:x="10.505cm" svg:y="1.602cm">
          <draw:text-box>
            <text:p text:style-name="P2"><text:span text:style-name="T1">fullapp-coordination</text:span></text:p>
          </draw:text-box>
        </draw:frame>
        <draw:frame draw:style-name="gr3" draw:text-style-name="P3" draw:layer="layout" svg:width="2.703cm" svg:height="0.53cm" svg:x="14.597cm" svg:y="1.641cm">
          <draw:text-box>
            <text:p text:style-name="P2"><text:span text:style-name="T1">fullapp-packagedtrip</text:span></text:p>
          </draw:text-box>
        </draw:frame>
        <draw:frame draw:style-name="gr3" draw:text-style-name="P3" draw:layer="layout" svg:width="2.568cm" svg:height="0.53cm" svg:x="14.641cm" svg:y="4.756cm">
          <draw:text-box>
            <text:p text:style-name="P2"><text:span text:style-name="T1">fullapp-bespoketrip</text:span></text:p>
          </draw:text-box>
        </draw:frame>
        <draw:frame draw:style-name="gr3" draw:text-style-name="P3" draw:layer="layout" svg:width="2.229cm" svg:height="0.53cm" svg:x="14.771cm" svg:y="11.672cm">
          <draw:text-box>
            <text:p text:style-name="P2"><text:span text:style-name="T1">fullapp-currency</text:span></text:p>
          </draw:text-box>
        </draw:frame>
        <draw:frame draw:style-name="gr3" draw:text-style-name="P3" draw:layer="layout" svg:width="2.699cm" svg:height="0.53cm" svg:x="5.686cm" svg:y="8.652cm">
          <draw:text-box>
            <text:p text:style-name="P2"><text:span text:style-name="T1">fullapp-shoppingcart</text:span></text:p>
          </draw:text-box>
        </draw:frame>
        <draw:frame draw:style-name="gr7" draw:text-style-name="P3" draw:layer="layout" svg:width="1.018cm" svg:height="0.53cm" svg:x="15.782cm" svg:y="13.11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16cm" svg:y="8.501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16.092cm" svg:y="6.471cm">
          <draw:text-box>
            <text:p text:style-name="P2"><text:span text:style-name="T1">Java</text:span></text:p>
          </draw:text-box>
        </draw:frame>
        <draw:rect draw:style-name="gr2" draw:text-style-name="P1" draw:layer="layout" svg:width="1.52cm" svg:height="1.645cm" svg:x="8.216cm" svg:y="9.327cm" draw:corner-radius="0.5cm">
          <text:p/>
        </draw:rect>
        <draw:frame draw:style-name="gr9" draw:text-style-name="P3" draw:layer="layout" svg:width="1.548cm" svg:height="0.735cm" svg:x="8.181cm" svg:y="9.327cm">
          <draw:text-box>
            <text:p text:style-name="P2"><text:span text:style-name="T1">CartStore</text:span></text:p>
          </draw:text-box>
        </draw:frame>
        <draw:polygon draw:style-name="gr5" draw:text-style-name="P1" draw:id="id23" draw:layer="layout" svg:width="1.401cm" svg:height="0.629cm" svg:x="7.669cm" svg:y="9.857cm" svg:viewBox="0 0 1402 630" draw:points="0,0 1052,0 1402,315 1052,630 0,630 351,315">
          <text:p/>
        </draw:polygon>
        <draw:frame draw:style-name="gr7" draw:text-style-name="P3" draw:layer="layout" svg:width="1.018cm" svg:height="0.53cm" svg:x="8.498cm" svg:y="10.442cm">
          <draw:text-box>
            <text:p text:style-name="P2"><text:span text:style-name="T1">Java</text:span></text:p>
          </draw:text-box>
        </draw:frame>
        <draw:polygon draw:style-name="gr4" draw:text-style-name="P1" draw:id="id22" draw:layer="layout" svg:width="1.499cm" svg:height="0.629cm" svg:x="5.916cm" svg:y="9.868cm" svg:viewBox="0 0 1500 630" draw:points="0,0 1125,0 1500,315 1125,630 0,630 375,315">
          <text:p/>
        </draw:polygon>
        <draw:connector draw:style-name="gr6" draw:text-style-name="P1" draw:layer="layout" svg:x1="7.416cm" svg:y1="10.183cm" svg:x2="7.669cm" svg:y2="10.172cm" draw:start-shape="id22" draw:start-glue-point="1" draw:end-shape="id23" draw:end-glue-point="3" svg:d="m7416 10183h127v-11h126">
          <text:p/>
        </draw:connector>
        <draw:g>
          <draw:custom-shape draw:style-name="gr10" draw:text-style-name="P1" draw:layer="layout" svg:width="1.334cm" svg:height="1.2cm" svg:x="2.266cm" svg:y="2.8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.224cm" svg:height="1.097cm" svg:x="2.326cm" svg:y="2.932cm">
            <text:p/>
            <draw:enhanced-geometry svg:viewBox="0 0 21600 21600" draw:path-stretchpoint-x="10800" draw:path-stretchpoint-y="10800" draw:text-areas="?f3 ?f4 ?f5 ?f6" draw:type="round-rectangle" draw:modifiers="1475.409836065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4" draw:layer="layout" svg:width="1.5cm" svg:height="0.37cm" svg:x="2.1cm" svg:y="2.884cm">
            <draw:text-box>
              <text:p text:style-name="P2"><text:span text:style-name="T2">&gt;ls -lsa</text:span></text:p>
            </draw:text-box>
          </draw:frame>
          <draw:custom-shape draw:style-name="gr10" draw:text-style-name="P1" draw:layer="layout" svg:width="1.998cm" svg:height="0.351cm" draw:transform="rotate (3.1415926535892) translate (3.941cm 4.435cm)">
            <text:p/>
            <draw:enhanced-geometry svg:viewBox="0 0 21600 21600" draw:glue-points="?f6 10800 10800 21600 ?f5 10800 10800 0" draw:text-areas="?f3 ?f3 ?f4 ?f4" draw:type="trapezoid" draw:modifiers="3583.7837837837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" draw:layer="layout" svg:width="1.998cm" svg:height="0.054cm" svg:x="1.943cm" svg:y="4.43cm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1" draw:layer="layout" svg:x1="3.2cm" svg:y1="3.514cm" svg:x2="4.3cm" svg:y2="3.501cm">
          <text:p/>
        </draw:line>
        <draw:rect draw:style-name="gr2" draw:text-style-name="P1" draw:layer="layout" svg:width="1.841cm" svg:height="5.424cm" svg:x="6.953cm" svg:y="2.392cm" draw:corner-radius="0.5cm">
          <text:p/>
        </draw:rect>
        <draw:frame draw:style-name="gr3" draw:text-style-name="P3" draw:layer="layout" svg:width="1.594cm" svg:height="0.53cm" svg:x="7.072cm" svg:y="2.584cm">
          <draw:text-box>
            <text:p text:style-name="P2"><text:span text:style-name="T1">SCATours</text:span></text:p>
          </draw:text-box>
        </draw:frame>
        <draw:polygon draw:style-name="gr5" draw:text-style-name="P1" draw:layer="layout" svg:width="1.401cm" svg:height="0.629cm" svg:x="6.465cm" svg:y="3.413cm" svg:viewBox="0 0 1402 630" draw:points="0,0 1052,0 1402,315 1052,630 0,630 351,315">
          <text:p/>
        </draw:polygon>
        <draw:polygon draw:style-name="gr4" draw:text-style-name="P1" draw:id="id24" draw:layer="layout" svg:width="1.499cm" svg:height="0.629cm" svg:x="7.9cm" svg:y="3.46cm" svg:viewBox="0 0 1500 630" draw:points="0,0 1125,0 1500,315 1125,630 0,630 375,315">
          <text:p/>
        </draw:polygon>
        <draw:polygon draw:style-name="gr4" draw:text-style-name="P1" draw:id="id26" draw:layer="layout" svg:width="1.499cm" svg:height="0.629cm" svg:x="7.9cm" svg:y="4.371cm" svg:viewBox="0 0 1500 630" draw:points="0,0 1125,0 1500,315 1125,630 0,630 375,315">
          <text:p/>
        </draw:polygon>
        <draw:polygon draw:style-name="gr4" draw:text-style-name="P1" draw:id="id28" draw:layer="layout" svg:width="1.499cm" svg:height="0.629cm" svg:x="7.9cm" svg:y="5.301cm" svg:viewBox="0 0 1500 630" draw:points="0,0 1125,0 1500,315 1125,630 0,630 375,315">
          <text:p/>
        </draw:polygon>
        <draw:polygon draw:style-name="gr5" draw:text-style-name="P1" draw:layer="layout" svg:width="1.401cm" svg:height="0.629cm" svg:x="6.458cm" svg:y="4.389cm" svg:viewBox="0 0 1402 630" draw:points="0,0 1052,0 1402,315 1052,630 0,630 351,315">
          <text:p/>
        </draw:polygon>
        <draw:polygon draw:style-name="gr5" draw:text-style-name="P1" draw:layer="layout" svg:width="1.401cm" svg:height="0.629cm" svg:x="6.5cm" svg:y="5.571cm" svg:viewBox="0 0 1402 630" draw:points="0,0 1052,0 1402,315 1052,630 0,630 351,315">
          <text:p/>
        </draw:polygon>
        <draw:frame draw:style-name="gr7" draw:text-style-name="P3" draw:layer="layout" svg:width="1.018cm" svg:height="0.53cm" svg:x="7.366cm" svg:y="6.947cm">
          <draw:text-box>
            <text:p text:style-name="P2"><text:span text:style-name="T1">Java</text:span></text:p>
          </draw:text-box>
        </draw:frame>
        <draw:connector draw:style-name="gr6" draw:text-style-name="P1" draw:layer="layout" svg:x1="9.4cm" svg:y1="3.775cm" svg:x2="10.172cm" svg:y2="4.17cm" draw:start-shape="id24" draw:start-glue-point="1" draw:end-shape="id25" draw:end-glue-point="3" svg:d="m9400 3775h386v395h386">
          <text:p/>
        </draw:connector>
        <draw:connector draw:style-name="gr6" draw:text-style-name="P1" draw:layer="layout" draw:line-skew="0cm 0.08cm" svg:x1="9.4cm" svg:y1="4.686cm" svg:x2="10.2cm" svg:y2="9.448cm" draw:start-shape="id26" draw:start-glue-point="1" draw:end-shape="id27" draw:end-glue-point="3" svg:d="m9400 4686h501v2461h-202v2301h501">
          <text:p/>
        </draw:connector>
        <draw:connector draw:style-name="gr6" draw:text-style-name="P1" draw:layer="layout" svg:x1="9.4cm" svg:y1="5.616cm" svg:x2="4.403cm" svg:y2="10.182cm" draw:start-shape="id28" draw:start-glue-point="1" draw:end-shape="id29" draw:end-glue-point="3" svg:d="m9400 5616h501v2283h-5999v2283h501">
          <text:p/>
        </draw:connector>
        <draw:ellipse draw:style-name="gr14" draw:text-style-name="P1" draw:layer="layout" svg:width="0.5cm" svg:height="2cm" svg:x="14.974cm" svg:y="2.271cm">
          <text:p/>
        </draw:ellipse>
        <draw:frame draw:style-name="gr7" draw:text-style-name="P3" draw:layer="layout" svg:width="1.37cm" svg:height="0.53cm" svg:x="13.493cm" svg:y="1.971cm">
          <draw:text-box>
            <text:p text:style-name="P2"><text:span text:style-name="T1">Logging</text:span></text:p>
          </draw:text-box>
        </draw:frame>
        <draw:rect draw:style-name="gr15" draw:text-style-name="P1" draw:layer="layout" svg:width="1.523cm" svg:height="0.5cm" svg:x="10.9cm" svg:y="2.201cm">
          <text:p/>
        </draw:rect>
        <draw:frame draw:style-name="gr7" draw:text-style-name="P5" draw:layer="layout" svg:width="1.946cm" svg:height="0.735cm" svg:x="10.7cm" svg:y="2.071cm">
          <draw:text-box>
            <text:p text:style-name="P2"><text:span text:style-name="T3">QuoteCurrency</text:span></text:p>
            <text:p text:style-name="P2"><text:span text:style-name="T3">Code</text:span></text:p>
          </draw:text-box>
        </draw:frame>
        <draw:line draw:style-name="gr16" draw:text-style-name="P1" draw:layer="layout" svg:x1="14.646cm" svg:y1="2.271cm" svg:x2="15.177cm" svg:y2="2.271cm">
          <text:p/>
        </draw:line>
        <draw:polygon draw:style-name="gr5" draw:text-style-name="P1" draw:id="id29" draw:layer="layout" svg:width="1.401cm" svg:height="0.629cm" svg:x="4.403cm" svg:y="9.867cm" svg:viewBox="0 0 1402 630" draw:points="0,0 1052,0 1402,315 1052,630 0,630 351,315">
          <text:p/>
        </draw:polygon>
        <draw:frame draw:style-name="gr17" draw:text-style-name="P6" draw:layer="layout" svg:width="1.607cm" svg:height="0.649cm" svg:x="10.172cm" svg:y="3.855cm">
          <draw:text-box>
            <text:p><text:span text:style-name="T4">TravelCatalog</text:span><text:span text:style-name="T4"><text:line-break/></text:span><text:span text:style-name="T4">Search</text:span></text:p>
          </draw:text-box>
        </draw:frame>
        <draw:frame draw:style-name="gr17" draw:text-style-name="P6" draw:layer="layout" svg:width="1.442cm" svg:height="0.45cm" svg:x="10.3cm" svg:y="9.251cm">
          <draw:text-box>
            <text:p><text:span text:style-name="T4">TripBooking</text:span></text:p>
          </draw:text-box>
        </draw:frame>
        <draw:frame draw:style-name="gr17" draw:text-style-name="P6" draw:layer="layout" svg:width="1.281cm" svg:height="0.649cm" svg:x="6.579cm" svg:y="4.389cm">
          <draw:text-box>
            <text:p><text:span text:style-name="T4">SCATours</text:span><text:span text:style-name="T4"><text:line-break/></text:span><text:span text:style-name="T4">Booking</text:span></text:p>
          </draw:text-box>
        </draw:frame>
        <draw:frame draw:style-name="gr17" draw:text-style-name="P6" draw:layer="layout" svg:width="1.281cm" svg:height="0.649cm" svg:x="6.619cm" svg:y="5.552cm">
          <draw:text-box>
            <text:p><text:span text:style-name="T4">SCATours</text:span><text:span text:style-name="T4"><text:line-break/></text:span><text:span text:style-name="T4">Cart</text:span></text:p>
          </draw:text-box>
        </draw:frame>
        <draw:frame draw:style-name="gr17" draw:text-style-name="P6" draw:layer="layout" svg:width="1.281cm" svg:height="0.649cm" svg:x="6.586cm" svg:y="3.394cm">
          <draw:text-box>
            <text:p><text:span text:style-name="T4">SCATours</text:span><text:span text:style-name="T4"><text:line-break/></text:span><text:span text:style-name="T4">Search</text:span></text:p>
          </draw:text-box>
        </draw:frame>
        <draw:frame draw:style-name="gr17" draw:text-style-name="P6" draw:layer="layout" svg:width="1.061cm" svg:height="0.45cm" svg:x="14.863cm" svg:y="2.501cm">
          <draw:text-box>
            <text:p><text:span text:style-name="T4">Search</text:span></text:p>
          </draw:text-box>
        </draw:frame>
        <draw:frame draw:style-name="gr17" draw:text-style-name="P6" draw:layer="layout" svg:width="1.061cm" svg:height="0.45cm" svg:x="14.903cm" svg:y="5.646cm">
          <draw:text-box>
            <text:p><text:span text:style-name="T4">Search</text:span></text:p>
          </draw:text-box>
        </draw:frame>
        <draw:frame draw:style-name="gr17" draw:text-style-name="P6" draw:layer="layout" svg:width="1.061cm" svg:height="0.45cm" svg:x="14.903cm" svg:y="7.88cm">
          <draw:text-box>
            <text:p><text:span text:style-name="T4">Search</text:span></text:p>
          </draw:text-box>
        </draw:frame>
        <draw:frame draw:style-name="gr17" draw:text-style-name="P6" draw:layer="layout" svg:width="1.061cm" svg:height="0.45cm" svg:x="15cm" svg:y="9.751cm">
          <draw:text-box>
            <text:p><text:span text:style-name="T4">Search</text:span></text:p>
          </draw:text-box>
        </draw:frame>
        <draw:frame draw:style-name="gr17" draw:text-style-name="P6" draw:layer="layout" svg:width="0.904cm" svg:height="0.45cm" svg:x="14.864cm" svg:y="3.491cm">
          <draw:text-box>
            <text:p><text:span text:style-name="T4">Book</text:span></text:p>
          </draw:text-box>
        </draw:frame>
        <draw:frame draw:style-name="gr17" draw:text-style-name="P6" draw:layer="layout" svg:width="0.904cm" svg:height="0.45cm" svg:x="14.996cm" svg:y="6.566cm">
          <draw:text-box>
            <text:p><text:span text:style-name="T4">Book</text:span></text:p>
          </draw:text-box>
        </draw:frame>
        <draw:frame draw:style-name="gr17" draw:text-style-name="P6" draw:layer="layout" svg:width="0.904cm" svg:height="0.45cm" svg:x="14.996cm" svg:y="8.713cm">
          <draw:text-box>
            <text:p><text:span text:style-name="T4">Book</text:span></text:p>
          </draw:text-box>
        </draw:frame>
        <draw:frame draw:style-name="gr17" draw:text-style-name="P6" draw:layer="layout" svg:width="0.904cm" svg:height="0.45cm" svg:x="14.996cm" svg:y="10.551cm">
          <draw:text-box>
            <text:p><text:span text:style-name="T4">Book</text:span></text:p>
          </draw:text-box>
        </draw:frame>
        <draw:frame draw:style-name="gr17" draw:text-style-name="P6" draw:layer="layout" svg:width="1.285cm" svg:height="0.649cm" svg:x="14.741cm" svg:y="12.71cm">
          <draw:text-box>
            <text:p><text:span text:style-name="T4">Currency</text:span></text:p>
            <text:p><text:span text:style-name="T4">Converter</text:span></text:p>
          </draw:text-box>
        </draw:frame>
        <draw:frame draw:style-name="gr17" draw:text-style-name="P6" draw:layer="layout" svg:width="1.154cm" svg:height="0.649cm" svg:x="4.448cm" svg:y="11.416cm">
          <draw:text-box>
            <text:p><text:span text:style-name="T4">Cart</text:span></text:p>
            <text:p><text:span text:style-name="T4">Updates</text:span></text:p>
          </draw:text-box>
        </draw:frame>
        <draw:frame draw:style-name="gr17" draw:text-style-name="P6" draw:layer="layout" svg:width="1.154cm" svg:height="0.649cm" svg:x="4.536cm" svg:y="9.848cm">
          <draw:text-box>
            <text:p><text:span text:style-name="T4">Cart</text:span></text:p>
            <text:p><text:span text:style-name="T4">Initialize</text:span></text:p>
          </draw:text-box>
        </draw:frame>
        <draw:frame draw:style-name="gr17" draw:text-style-name="P6" draw:layer="layout" svg:width="1.26cm" svg:height="0.45cm" svg:x="7.824cm" svg:y="9.925cm">
          <draw:text-box>
            <text:p><text:span text:style-name="T4">CartStore</text:span></text:p>
          </draw:text-box>
        </draw:frame>
        <draw:frame draw:style-name="gr17" draw:text-style-name="P6" draw:layer="layout" svg:width="1.061cm" svg:height="0.649cm" svg:x="11.993cm" svg:y="3.452cm">
          <draw:text-box>
            <text:p><text:span text:style-name="T4">trip</text:span><text:span text:style-name="T4"><text:line-break/></text:span><text:span text:style-name="T4">Search</text:span></text:p>
          </draw:text-box>
        </draw:frame>
        <draw:frame draw:style-name="gr17" draw:text-style-name="P6" draw:layer="layout" svg:width="1.061cm" svg:height="0.649cm" svg:x="12.005cm" svg:y="4.256cm">
          <draw:text-box>
            <text:p><text:span text:style-name="T4">hotel</text:span><text:span text:style-name="T4"><text:line-break/></text:span><text:span text:style-name="T4">Search</text:span></text:p>
          </draw:text-box>
        </draw:frame>
        <draw:frame draw:style-name="gr17" draw:text-style-name="P6" draw:layer="layout" svg:width="1.061cm" svg:height="0.649cm" svg:x="11.939cm" svg:y="5.052cm">
          <draw:text-box>
            <text:p><text:span text:style-name="T4">flight</text:span><text:span text:style-name="T4"><text:line-break/></text:span><text:span text:style-name="T4">Search</text:span></text:p>
          </draw:text-box>
        </draw:frame>
        <draw:frame draw:style-name="gr17" draw:text-style-name="P6" draw:layer="layout" svg:width="1.061cm" svg:height="0.649cm" svg:x="11.939cm" svg:y="5.971cm">
          <draw:text-box>
            <text:p><text:span text:style-name="T4">car</text:span><text:span text:style-name="T4"><text:line-break/></text:span><text:span text:style-name="T4">Search</text:span></text:p>
          </draw:text-box>
        </draw:frame>
        <draw:frame draw:style-name="gr17" draw:text-style-name="P6" draw:layer="layout" svg:width="1.285cm" svg:height="0.649cm" svg:x="11.983cm" svg:y="6.882cm">
          <draw:text-box>
            <text:p><text:span text:style-name="T4">currency</text:span><text:span text:style-name="T4"><text:line-break/></text:span><text:span text:style-name="T4">Converter</text:span></text:p>
          </draw:text-box>
        </draw:frame>
        <draw:frame draw:style-name="gr17" draw:text-style-name="P6" draw:layer="layout" svg:width="0.904cm" svg:height="0.649cm" svg:x="12.2cm" svg:y="8.952cm">
          <draw:text-box>
            <text:p><text:span text:style-name="T4">trip</text:span><text:span text:style-name="T4"><text:line-break/></text:span><text:span text:style-name="T4">Book</text:span></text:p>
          </draw:text-box>
        </draw:frame>
        <draw:frame draw:style-name="gr17" draw:text-style-name="P6" draw:layer="layout" svg:width="0.904cm" svg:height="0.649cm" svg:x="12.066cm" svg:y="9.756cm">
          <draw:text-box>
            <text:p><text:span text:style-name="T4">hotel</text:span><text:span text:style-name="T4"><text:line-break/></text:span><text:span text:style-name="T4">Book</text:span></text:p>
          </draw:text-box>
        </draw:frame>
        <draw:frame draw:style-name="gr17" draw:text-style-name="P6" draw:layer="layout" svg:width="0.904cm" svg:height="0.649cm" svg:x="12.135cm" svg:y="10.782cm">
          <draw:text-box>
            <text:p><text:span text:style-name="T4">flight</text:span><text:span text:style-name="T4"><text:line-break/></text:span><text:span text:style-name="T4">Book</text:span></text:p>
          </draw:text-box>
        </draw:frame>
        <draw:frame draw:style-name="gr17" draw:text-style-name="P6" draw:layer="layout" svg:width="0.904cm" svg:height="0.649cm" svg:x="12.135cm" svg:y="11.801cm">
          <draw:text-box>
            <text:p><text:span text:style-name="T4">car</text:span><text:span text:style-name="T4"><text:line-break/></text:span><text:span text:style-name="T4">Book</text:span></text:p>
          </draw:text-box>
        </draw:frame>
        <draw:frame draw:style-name="gr17" draw:text-style-name="P6" draw:layer="layout" svg:width="0.904cm" svg:height="0.649cm" svg:x="12.135cm" svg:y="11.802cm">
          <draw:text-box>
            <text:p><text:span text:style-name="T4">car</text:span><text:span text:style-name="T4"><text:line-break/></text:span><text:span text:style-name="T4">Book</text:span></text:p>
          </draw:text-box>
        </draw:frame>
        <draw:frame draw:style-name="gr17" draw:text-style-name="P6" draw:layer="layout" svg:width="1.069cm" svg:height="0.649cm" svg:x="12.121cm" svg:y="12.682cm">
          <draw:text-box>
            <text:p><text:span text:style-name="T4">cart</text:span><text:span text:style-name="T4"><text:line-break/></text:span><text:span text:style-name="T4">Update</text:span></text:p>
          </draw:text-box>
        </draw:frame>
        <draw:frame draw:style-name="gr17" draw:text-style-name="P6" draw:layer="layout" svg:width="1.281cm" svg:height="0.649cm" svg:x="5.072cm" svg:y="3.41cm">
          <draw:text-box>
            <text:p><text:span text:style-name="T4">SCATours</text:span><text:span text:style-name="T4"><text:line-break/></text:span><text:span text:style-name="T4">Search</text:span></text:p>
          </draw:text-box>
        </draw:frame>
        <draw:frame draw:style-name="gr17" draw:text-style-name="P6" draw:layer="layout" svg:width="1.281cm" svg:height="0.649cm" svg:x="5.119cm" svg:y="4.401cm">
          <draw:text-box>
            <text:p><text:span text:style-name="T4">SCATours</text:span><text:span text:style-name="T4"><text:line-break/></text:span><text:span text:style-name="T4">Booking</text:span></text:p>
          </draw:text-box>
        </draw:frame>
        <draw:frame draw:style-name="gr17" draw:text-style-name="P6" draw:layer="layout" svg:width="1.281cm" svg:height="0.649cm" svg:x="5.02cm" svg:y="5.553cm">
          <draw:text-box>
            <text:p><text:span text:style-name="T4">SCATours</text:span><text:span text:style-name="T4"><text:line-break/></text:span><text:span text:style-name="T4">Cart</text:span></text:p>
          </draw:text-box>
        </draw:frame>
        <draw:frame draw:style-name="gr18" draw:text-style-name="P6" draw:layer="layout" svg:width="1.556cm" svg:height="0.649cm" svg:x="8cm" svg:y="3.46cm">
          <draw:text-box>
            <text:p><text:span text:style-name="T4">travelCatalog</text:span><text:span text:style-name="T4"><text:line-break/></text:span><text:span text:style-name="T4">Search</text:span></text:p>
          </draw:text-box>
        </draw:frame>
        <draw:frame draw:style-name="gr17" draw:text-style-name="P6" draw:layer="layout" svg:width="1.391cm" svg:height="0.45cm" svg:x="8.032cm" svg:y="4.456cm">
          <draw:text-box>
            <text:p><text:span text:style-name="T4">tripBooking</text:span></text:p>
          </draw:text-box>
        </draw:frame>
        <draw:frame draw:style-name="gr17" draw:text-style-name="P6" draw:layer="layout" svg:width="1.45cm" svg:height="0.45cm" svg:x="8.032cm" svg:y="5.411cm">
          <draw:text-box>
            <text:p><text:span text:style-name="T4">cartInitialize</text:span></text:p>
          </draw:text-box>
        </draw:frame>
        <draw:frame draw:style-name="gr17" draw:text-style-name="P6" draw:layer="layout" svg:width="1.184cm" svg:height="0.45cm" svg:x="6.116cm" svg:y="11.205cm">
          <draw:text-box>
            <text:p><text:span text:style-name="T4">payment</text:span></text:p>
          </draw:text-box>
        </draw:frame>
        <draw:frame draw:style-name="gr17" draw:text-style-name="P6" draw:layer="layout" svg:width="1.222cm" svg:height="0.45cm" svg:x="6.103cm" svg:y="9.941cm">
          <draw:text-box>
            <text:p><text:span text:style-name="T4">cartStore</text:span></text:p>
          </draw:text-box>
        </draw:frame>
        <draw:polygon draw:style-name="gr4" draw:text-style-name="P1" draw:id="id30" draw:layer="layout" svg:width="1.499cm" svg:height="0.629cm" svg:x="7.901cm" svg:y="6.201cm" svg:viewBox="0 0 1500 630" draw:points="0,0 1125,0 1500,315 1125,630 0,630 375,315">
          <text:p/>
        </draw:polygon>
        <draw:frame draw:style-name="gr17" draw:text-style-name="P6" draw:layer="layout" svg:width="1.543cm" svg:height="0.45cm" svg:x="8.033cm" svg:y="6.311cm">
          <draw:text-box>
            <text:p><text:span text:style-name="T4">cartCheckout</text:span></text:p>
          </draw:text-box>
        </draw:frame>
        <draw:polygon draw:style-name="gr5" draw:text-style-name="P1" draw:layer="layout" svg:width="1.401cm" svg:height="0.629cm" svg:x="4.403cm" svg:y="10.667cm" svg:viewBox="0 0 1402 630" draw:points="0,0 1052,0 1402,315 1052,630 0,630 351,315">
          <text:p/>
        </draw:polygon>
        <draw:frame draw:style-name="gr17" draw:text-style-name="P6" draw:id="id31" draw:layer="layout" svg:width="1.247cm" svg:height="0.649cm" svg:x="4.536cm" svg:y="10.648cm">
          <draw:text-box>
            <text:p><text:span text:style-name="T4">Cart</text:span></text:p>
            <text:p><text:span text:style-name="T4">Checkout</text:span></text:p>
          </draw:text-box>
        </draw:frame>
        <draw:connector draw:style-name="gr6" draw:text-style-name="P1" draw:layer="layout" svg:x1="9.401cm" svg:y1="6.516cm" svg:x2="4.536cm" svg:y2="10.972cm" draw:start-shape="id30" draw:start-glue-point="1" draw:end-shape="id31" draw:end-glue-point="3" svg:d="m9401 6516h501v2224h-5867v2232h501">
          <text:p/>
        </draw:connector>
        <draw:frame draw:style-name="gr3" draw:text-style-name="P3" draw:layer="layout" svg:width="1.205cm" svg:height="0.53cm" svg:x="16.133cm" svg:y="4.126cm">
          <draw:text-box>
            <text:p text:style-name="P2"><text:span text:style-name="T1">(8085)</text:span></text:p>
          </draw:text-box>
        </draw:frame>
        <draw:frame draw:style-name="gr3" draw:text-style-name="P3" draw:layer="layout" svg:width="1.493cm" svg:height="0.53cm" svg:x="4.332cm" svg:y="1.671cm">
          <draw:text-box>
            <text:p text:style-name="P2"><text:span text:style-name="T1">fullapp-ui</text:span></text:p>
          </draw:text-box>
        </draw:frame>
        <draw:frame draw:style-name="gr3" draw:text-style-name="P3" draw:layer="layout" svg:width="1.205cm" svg:height="0.53cm" svg:x="12.4cm" svg:y="13.501cm">
          <draw:text-box>
            <text:p text:style-name="P2"><text:span text:style-name="T1">(8084)</text:span></text:p>
          </draw:text-box>
        </draw:frame>
        <draw:frame draw:style-name="gr3" draw:text-style-name="P3" draw:layer="layout" svg:width="1.205cm" svg:height="0.53cm" svg:x="16cm" svg:y="13.501cm">
          <draw:text-box>
            <text:p text:style-name="P2"><text:span text:style-name="T1">(8083)</text:span></text:p>
          </draw:text-box>
        </draw:frame>
        <draw:frame draw:style-name="gr3" draw:text-style-name="P3" draw:layer="layout" svg:width="1.205cm" svg:height="0.53cm" svg:x="16.174cm" svg:y="11.201cm">
          <draw:text-box>
            <text:p text:style-name="P2"><text:span text:style-name="T1">(8086)</text:span></text:p>
          </draw:text-box>
        </draw:frame>
        <draw:frame draw:style-name="gr3" draw:text-style-name="P3" draw:layer="layout" svg:width="1.205cm" svg:height="0.53cm" svg:x="8.454cm" svg:y="13.387cm">
          <draw:text-box>
            <text:p text:style-name="P2"><text:span text:style-name="T1">(8087)</text:span></text:p>
          </draw:text-box>
        </draw:frame>
        <draw:line draw:style-name="gr6" draw:text-style-name="P1" draw:layer="layout" svg:x1="6.4cm" svg:y1="4.707cm" svg:x2="6.806cm" svg:y2="4.707cm">
          <text:p/>
        </draw:line>
        <draw:line draw:style-name="gr6" draw:text-style-name="P1" draw:layer="layout" svg:x1="6.4cm" svg:y1="5.886cm" svg:x2="6.806cm" svg:y2="5.886cm">
          <text:p/>
        </draw:line>
        <draw:rect draw:style-name="gr1" draw:text-style-name="P1" draw:layer="layout" svg:width="6.755cm" svg:height="5.351cm" svg:x="4.001cm" svg:y="14.499cm" draw:corner-radius="0.5cm">
          <text:p/>
        </draw:rect>
        <draw:rect draw:style-name="gr1" draw:text-style-name="P1" draw:layer="layout" svg:width="4.666cm" svg:height="2.698cm" svg:x="12.653cm" svg:y="14.501cm" draw:corner-radius="0.5cm">
          <text:p/>
        </draw:rect>
        <draw:rect draw:style-name="gr2" draw:text-style-name="P1" draw:layer="layout" svg:width="2cm" svg:height="4.217cm" svg:x="4.716cm" svg:y="15.08cm" draw:corner-radius="0.352cm">
          <text:p/>
        </draw:rect>
        <draw:frame draw:style-name="gr3" draw:text-style-name="P3" draw:layer="layout" svg:width="1.802cm" svg:height="0.53cm" svg:x="4.577cm" svg:y="15.252cm">
          <draw:text-box>
            <text:p text:style-name="P2"><text:span text:style-name="T1"><text:s text:c="5"/></text:span><text:span text:style-name="T1">Payment</text:span></text:p>
          </draw:text-box>
        </draw:frame>
        <draw:polygon draw:style-name="gr5" draw:text-style-name="P1" draw:layer="layout" svg:width="1.401cm" svg:height="0.629cm" svg:x="4.169cm" svg:y="15.84cm" svg:viewBox="0 0 1402 630" draw:points="0,0 1052,0 1402,315 1052,630 0,630 351,315">
          <text:p/>
        </draw:polygon>
        <draw:polygon draw:style-name="gr4" draw:text-style-name="P1" draw:id="id34" draw:layer="layout" svg:width="1.499cm" svg:height="0.629cm" svg:x="5.749cm" svg:y="15.708cm" svg:viewBox="0 0 1500 630" draw:points="0,0 1125,0 1500,315 1125,630 0,630 375,315">
          <text:p/>
        </draw:polygon>
        <draw:rect draw:style-name="gr2" draw:text-style-name="P1" draw:layer="layout" svg:width="2cm" svg:height="1.913cm" svg:x="13.668cm" svg:y="15.001cm" draw:corner-radius="0.5cm">
          <text:p/>
        </draw:rect>
        <draw:frame draw:style-name="gr3" draw:text-style-name="P3" draw:layer="layout" svg:width="1.683cm" svg:height="0.809cm" svg:x="13.938cm" svg:y="15.001cm">
          <draw:text-box>
            <text:p text:style-name="P2"><text:span text:style-name="T1">CreditCard</text:span></text:p>
            <text:p text:style-name="P2"><text:span text:style-name="T1">Payment</text:span></text:p>
          </draw:text-box>
        </draw:frame>
        <draw:polygon draw:style-name="gr5" draw:text-style-name="P1" draw:id="id35" draw:layer="layout" svg:width="1.401cm" svg:height="0.629cm" svg:x="13.121cm" svg:y="15.709cm" svg:viewBox="0 0 1402 630" draw:points="0,0 1052,0 1402,315 1052,630 0,630 351,315">
          <text:p/>
        </draw:polygon>
        <draw:rect draw:style-name="gr2" draw:text-style-name="P1" draw:layer="layout" svg:width="2.256cm" svg:height="1.379cm" svg:x="8.32cm" svg:y="17.954cm" draw:corner-radius="0.5cm">
          <text:p/>
        </draw:rect>
        <draw:frame draw:style-name="gr3" draw:text-style-name="P3" draw:layer="layout" svg:width="2.073cm" svg:height="0.53cm" svg:x="8.273cm" svg:y="17.954cm">
          <draw:text-box>
            <text:p text:style-name="P2"><text:span text:style-name="T1">EmailGateway</text:span></text:p>
          </draw:text-box>
        </draw:frame>
        <draw:polygon draw:style-name="gr5" draw:text-style-name="P1" draw:id="id33" draw:layer="layout" svg:width="1.401cm" svg:height="0.629cm" svg:x="7.773cm" svg:y="18.362cm" svg:viewBox="0 0 1402 630" draw:points="0,0 1052,0 1402,315 1052,630 0,630 351,315">
          <text:p/>
        </draw:polygon>
        <draw:polygon draw:style-name="gr4" draw:text-style-name="P1" draw:id="id32" draw:layer="layout" svg:width="1.499cm" svg:height="0.629cm" svg:x="5.825cm" svg:y="18.2cm" svg:viewBox="0 0 1500 630" draw:points="0,0 1125,0 1500,315 1125,630 0,630 375,315">
          <text:p/>
        </draw:polygon>
        <draw:connector draw:style-name="gr6" draw:text-style-name="P1" draw:layer="layout" svg:x1="7.325cm" svg:y1="18.515cm" svg:x2="7.773cm" svg:y2="18.677cm" draw:start-shape="id32" draw:start-glue-point="1" draw:end-shape="id33" draw:end-glue-point="3" svg:d="m7325 18515h224v162h224">
          <text:p/>
        </draw:connector>
        <draw:connector draw:style-name="gr6" draw:text-style-name="P1" draw:layer="layout" svg:x1="7.249cm" svg:y1="16.023cm" svg:x2="13.121cm" svg:y2="16.024cm" draw:start-shape="id34" draw:start-glue-point="1" draw:end-shape="id35" draw:end-glue-point="3" svg:d="m7249 16023h2936v1h2936">
          <text:p/>
        </draw:connector>
        <draw:frame draw:style-name="gr7" draw:text-style-name="P3" draw:layer="layout" svg:width="1.209cm" svg:height="0.53cm" svg:x="4.792cm" svg:y="17.571cm">
          <draw:text-box>
            <text:p text:style-name="P2"><text:span text:style-name="T1">Spring</text:span></text:p>
          </draw:text-box>
        </draw:frame>
        <draw:frame draw:style-name="gr7" draw:text-style-name="P3" draw:layer="layout" svg:width="1.018cm" svg:height="0.53cm" svg:x="9.047cm" svg:y="18.688cm">
          <draw:text-box>
            <text:p text:style-name="P2"><text:span text:style-name="T1">Java</text:span></text:p>
          </draw:text-box>
        </draw:frame>
        <draw:frame draw:style-name="gr3" draw:text-style-name="P3" draw:layer="layout" svg:width="1.573cm" svg:height="0.53cm" svg:x="14.728cm" svg:y="14.571cm">
          <draw:text-box>
            <text:p text:style-name="P2"><text:span text:style-name="T1">creditcard</text:span></text:p>
          </draw:text-box>
        </draw:frame>
        <draw:frame draw:style-name="gr7" draw:text-style-name="P3" draw:layer="layout" svg:width="1.018cm" svg:height="0.53cm" svg:x="14.368cm" svg:y="16.23cm">
          <draw:text-box>
            <text:p text:style-name="P2"><text:span text:style-name="T1">Java</text:span></text:p>
          </draw:text-box>
        </draw:frame>
        <draw:frame draw:style-name="gr3" draw:text-style-name="P3" draw:layer="layout" svg:width="1.433cm" svg:height="0.53cm" svg:x="6.86cm" svg:y="14.471cm">
          <draw:text-box>
            <text:p text:style-name="P2"><text:span text:style-name="T1">payment</text:span></text:p>
          </draw:text-box>
        </draw:frame>
        <draw:ellipse draw:style-name="gr14" draw:text-style-name="P1" draw:layer="layout" svg:width="0.5cm" svg:height="1.137cm" svg:x="6.825cm" svg:y="15.46cm">
          <text:p/>
        </draw:ellipse>
        <draw:ellipse draw:style-name="gr14" draw:text-style-name="P1" draw:layer="layout" svg:width="0.5cm" svg:height="1.137cm" svg:x="12.91cm" svg:y="15.526cm">
          <text:p/>
        </draw:ellipse>
        <draw:frame draw:style-name="gr7" draw:text-style-name="P3" draw:layer="layout" svg:width="2.051cm" svg:height="0.53cm" svg:x="11.121cm" svg:y="14.996cm">
          <draw:text-box>
            <text:p text:style-name="P2"><text:span text:style-name="T1">Authentication</text:span></text:p>
          </draw:text-box>
        </draw:frame>
        <draw:line draw:style-name="gr16" draw:text-style-name="P1" draw:layer="layout" svg:x1="12.29cm" svg:y1="15.383cm" svg:x2="12.98cm" svg:y2="15.709cm">
          <text:p/>
        </draw:line>
        <draw:line draw:style-name="gr16" draw:text-style-name="P1" draw:layer="layout" svg:x1="8.574cm" svg:y1="15.434cm" svg:x2="7.325cm" svg:y2="15.708cm">
          <text:p/>
        </draw:line>
        <draw:frame draw:style-name="gr17" draw:text-style-name="P6" draw:id="id39" draw:layer="layout" svg:width="1.205cm" svg:height="0.45cm" svg:x="4.324cm" svg:y="15.938cm">
          <draw:text-box>
            <text:p><text:span text:style-name="T4">Payment</text:span></text:p>
          </draw:text-box>
        </draw:frame>
        <draw:frame draw:style-name="gr17" draw:text-style-name="P6" draw:layer="layout" svg:width="1.196cm" svg:height="0.649cm" svg:x="7.928cm" svg:y="18.362cm">
          <draw:text-box>
            <text:p><text:span text:style-name="T4">Email</text:span></text:p>
            <text:p><text:span text:style-name="T4">Gateway</text:span></text:p>
          </draw:text-box>
        </draw:frame>
        <draw:frame draw:style-name="gr17" draw:text-style-name="P6" draw:layer="layout" svg:width="1.357cm" svg:height="0.649cm" svg:x="13.232cm" svg:y="15.709cm">
          <draw:text-box>
            <text:p><text:span text:style-name="T4">CreditCard</text:span></text:p>
            <text:p><text:span text:style-name="T4">Payment</text:span></text:p>
          </draw:text-box>
        </draw:frame>
        <draw:frame draw:style-name="gr17" draw:text-style-name="P6" draw:layer="layout" svg:width="1.319cm" svg:height="0.649cm" svg:x="5.881cm" svg:y="15.71cm">
          <draw:text-box>
            <text:p><text:span text:style-name="T4">creditCard</text:span></text:p>
            <text:p><text:span text:style-name="T4">Payment</text:span></text:p>
          </draw:text-box>
        </draw:frame>
        <draw:frame draw:style-name="gr17" draw:text-style-name="P6" draw:layer="layout" svg:width="1.196cm" svg:height="0.649cm" svg:x="6.124cm" svg:y="18.2cm">
          <draw:text-box>
            <text:p><text:span text:style-name="T4">email</text:span></text:p>
            <text:p><text:span text:style-name="T4">Gateway</text:span></text:p>
          </draw:text-box>
        </draw:frame>
        <draw:rect draw:style-name="gr2" draw:text-style-name="P1" draw:layer="layout" svg:width="2.227cm" svg:height="1.478cm" svg:x="8.37cm" svg:y="16.342cm" draw:corner-radius="0.5cm">
          <text:p/>
        </draw:rect>
        <draw:frame draw:style-name="gr19" draw:text-style-name="P3" draw:layer="layout" svg:width="2.454cm" svg:height="0.53cm" svg:x="8.223cm" svg:y="16.342cm">
          <draw:text-box>
            <text:p text:style-name="P2"><text:span text:style-name="T1">CustomerRegistry</text:span></text:p>
          </draw:text-box>
        </draw:frame>
        <draw:polygon draw:style-name="gr5" draw:text-style-name="P1" draw:id="id37" draw:layer="layout" svg:width="1.401cm" svg:height="0.629cm" svg:x="7.823cm" svg:y="16.896cm" svg:viewBox="0 0 1402 630" draw:points="0,0 1052,0 1402,315 1052,630 0,630 351,315">
          <text:p/>
        </draw:polygon>
        <draw:frame draw:style-name="gr7" draw:text-style-name="P3" draw:layer="layout" svg:width="1.018cm" svg:height="0.53cm" svg:x="9.04cm" svg:y="16.996cm">
          <draw:text-box>
            <text:p text:style-name="P2"><text:span text:style-name="T1">Java</text:span></text:p>
          </draw:text-box>
        </draw:frame>
        <draw:frame draw:style-name="gr17" draw:text-style-name="P6" draw:layer="layout" svg:width="1.268cm" svg:height="0.649cm" svg:x="7.978cm" svg:y="16.85cm">
          <draw:text-box>
            <text:p><text:span text:style-name="T4">Customer</text:span></text:p>
            <text:p><text:span text:style-name="T4">Registry</text:span></text:p>
          </draw:text-box>
        </draw:frame>
        <draw:polygon draw:style-name="gr4" draw:text-style-name="P1" draw:layer="layout" svg:width="1.499cm" svg:height="0.629cm" svg:x="5.837cm" svg:y="16.912cm" svg:viewBox="0 0 1500 630" draw:points="0,0 1125,0 1500,315 1125,630 0,630 375,315">
          <text:p/>
        </draw:polygon>
        <draw:frame draw:style-name="gr17" draw:text-style-name="P6" draw:id="id36" draw:layer="layout" svg:width="1.23cm" svg:height="0.649cm" svg:x="6.136cm" svg:y="16.912cm">
          <draw:text-box>
            <text:p><text:span text:style-name="T4">customer</text:span></text:p>
            <text:p><text:span text:style-name="T4">Registry</text:span></text:p>
          </draw:text-box>
        </draw:frame>
        <draw:connector draw:style-name="gr6" draw:text-style-name="P1" draw:layer="layout" svg:x1="7.366cm" svg:y1="17.236cm" svg:x2="7.823cm" svg:y2="17.211cm" draw:start-shape="id36" draw:start-glue-point="1" draw:end-shape="id37" draw:end-glue-point="3" svg:d="m7366 17236h229v-25h228">
          <text:p/>
        </draw:connector>
        <draw:rect draw:style-name="gr15" draw:text-style-name="P1" draw:layer="layout" svg:width="1.394cm" svg:height="0.5cm" svg:x="5.066cm" svg:y="14.748cm">
          <text:p/>
        </draw:rect>
        <draw:frame draw:style-name="gr20" draw:text-style-name="P6" draw:layer="layout" svg:width="1.67cm" svg:height="0.5cm" svg:x="4.925cm" svg:y="14.748cm">
          <draw:text-box>
            <text:p><text:span text:style-name="T4">transactionFee</text:span></text:p>
          </draw:text-box>
        </draw:frame>
        <draw:frame draw:style-name="gr3" draw:text-style-name="P3" draw:layer="layout" svg:width="1.205cm" svg:height="0.53cm" svg:x="9.52cm" svg:y="19.333cm">
          <draw:text-box>
            <text:p text:style-name="P2"><text:span text:style-name="T1">(8081)</text:span></text:p>
          </draw:text-box>
        </draw:frame>
        <draw:frame draw:style-name="gr3" draw:text-style-name="P3" draw:layer="layout" svg:width="1.205cm" svg:height="0.53cm" svg:x="15.801cm" svg:y="16.571cm">
          <draw:text-box>
            <text:p text:style-name="P2"><text:span text:style-name="T1">(8082)</text:span></text:p>
          </draw:text-box>
        </draw:frame>
        <draw:frame draw:style-name="gr7" draw:text-style-name="P3" draw:layer="layout" svg:width="2.051cm" svg:height="0.53cm" svg:x="8.45cm" svg:y="15.071cm">
          <draw:text-box>
            <text:p text:style-name="P2"><text:span text:style-name="T1">Authentication</text:span></text:p>
          </draw:text-box>
        </draw:frame>
        <draw:connector draw:style-name="gr6" draw:text-style-name="P1" draw:layer="layout" draw:line-skew="0cm 0.469cm" svg:x1="7.451cm" svg:y1="11.458cm" svg:x2="4.324cm" svg:y2="16.163cm" draw:start-shape="id38" draw:start-glue-point="1" draw:end-shape="id39" draw:end-glue-point="3" svg:d="m7451 11458h501v2867h-4129v1838h501">
          <text:p/>
        </draw:connector>
      </draw:page>
      <draw:page draw:name="page2" draw:style-name="dp1" draw:master-page-name="Default">
        <office:forms form:automatic-focus="false" form:apply-design-mode="false"/>
        <draw:frame draw:style-name="gr3" draw:text-style-name="P7" draw:layer="layout" svg:width="0.946cm" svg:height="0.53cm" svg:x="2.382cm" svg:y="1.1cm">
          <draw:text-box>
            <text:p text:style-name="P2"><text:span text:style-name="T1"><text:s text:c="3"/></text:span><text:span text:style-name="T1">UI</text:span></text:p>
          </draw:text-box>
        </draw:frame>
        <draw:frame draw:style-name="gr3" draw:text-style-name="P7" draw:layer="layout" svg:width="2.153cm" svg:height="0.53cm" svg:x="7.276cm" svg:y="1.191cm">
          <draw:text-box>
            <text:p text:style-name="P2"><text:span text:style-name="T1">TravelCatalog <text:s/></text:span></text:p>
          </draw:text-box>
        </draw:frame>
        <draw:line draw:style-name="gr21" draw:text-style-name="P1" draw:layer="layout" svg:x1="3.001cm" svg:y1="1.643cm" svg:x2="3.001cm" svg:y2="7.967cm">
          <text:p/>
        </draw:line>
        <draw:line draw:style-name="gr22" draw:text-style-name="P1" draw:layer="layout" svg:x1="2.533cm" svg:y1="1.643cm" svg:x2="3.828cm" svg:y2="1.643cm">
          <text:p/>
        </draw:line>
        <draw:line draw:style-name="gr22" draw:text-style-name="P1" draw:layer="layout" svg:x1="7.465cm" svg:y1="1.662cm" svg:x2="9.465cm" svg:y2="1.662cm">
          <text:p/>
        </draw:line>
        <draw:line draw:style-name="gr21" draw:text-style-name="P1" draw:layer="layout" svg:x1="3.001cm" svg:y1="1.733cm" svg:x2="3.001cm" svg:y2="14cm">
          <text:p/>
        </draw:line>
        <draw:line draw:style-name="gr21" draw:text-style-name="P1" draw:layer="layout" svg:x1="8.183cm" svg:y1="1.648cm" svg:x2="8.183cm" svg:y2="13.915cm">
          <text:p/>
        </draw:line>
        <draw:line draw:style-name="gr23" draw:text-style-name="P1" draw:layer="layout" svg:x1="3.001cm" svg:y1="2.235cm" svg:x2="3cm" svg:y2="11.5cm">
          <text:p/>
        </draw:line>
        <draw:line draw:style-name="gr23" draw:text-style-name="P1" draw:layer="layout" svg:x1="8.183cm" svg:y1="3.688cm" svg:x2="8.183cm" svg:y2="4.896cm">
          <text:p/>
        </draw:line>
        <draw:line draw:style-name="gr24" draw:text-style-name="P1" draw:layer="layout" svg:x1="3cm" svg:y1="3.8cm" svg:x2="8.09cm" svg:y2="3.8cm">
          <text:p/>
        </draw:line>
        <draw:frame draw:style-name="gr3" draw:text-style-name="P7" draw:layer="layout" svg:width="2.725cm" svg:height="0.514cm" svg:x="4.5cm" svg:y="3.286cm">
          <draw:text-box>
            <text:p text:style-name="P2"><text:span text:style-name="T5">search(TripLeg)</text:span></text:p>
          </draw:text-box>
        </draw:frame>
        <draw:frame draw:style-name="gr3" draw:text-style-name="P7" draw:layer="layout" svg:width="1.806cm" svg:height="0.53cm" svg:x="9.811cm" svg:y="1.139cm">
          <draw:text-box>
            <text:p text:style-name="P2"><text:span text:style-name="T1">TripBooking</text:span></text:p>
          </draw:text-box>
        </draw:frame>
        <draw:line draw:style-name="gr22" draw:text-style-name="P1" draw:layer="layout" svg:x1="10cm" svg:y1="1.61cm" svg:x2="12cm" svg:y2="1.61cm">
          <text:p/>
        </draw:line>
        <draw:line draw:style-name="gr21" draw:text-style-name="P1" draw:layer="layout" svg:x1="10.718cm" svg:y1="1.547cm" svg:x2="10.718cm" svg:y2="13.814cm">
          <text:p/>
        </draw:line>
        <draw:line draw:style-name="gr23" draw:text-style-name="P1" draw:layer="layout" svg:x1="10.718cm" svg:y1="7.394cm" svg:x2="10.718cm" svg:y2="8.811cm">
          <text:p/>
        </draw:line>
        <draw:frame draw:style-name="gr3" draw:text-style-name="P7" draw:layer="layout" svg:width="2.064cm" svg:height="0.53cm" svg:x="12.686cm" svg:y="1.139cm">
          <draw:text-box>
            <text:p text:style-name="P2"><text:span text:style-name="T1">ShoppingCart </text:span></text:p>
          </draw:text-box>
        </draw:frame>
        <draw:line draw:style-name="gr22" draw:text-style-name="P1" draw:layer="layout" svg:x1="12.875cm" svg:y1="1.61cm" svg:x2="14.875cm" svg:y2="1.61cm">
          <text:p/>
        </draw:line>
        <draw:line draw:style-name="gr21" draw:text-style-name="P1" draw:layer="layout" svg:x1="13.593cm" svg:y1="1.547cm" svg:x2="13.593cm" svg:y2="13.814cm">
          <text:p/>
        </draw:line>
        <draw:line draw:style-name="gr23" draw:text-style-name="P1" draw:layer="layout" svg:x1="13.593cm" svg:y1="2.129cm" svg:x2="13.593cm" svg:y2="3.417cm">
          <text:p/>
        </draw:line>
        <draw:frame draw:style-name="gr3" draw:text-style-name="P7" draw:layer="layout" svg:width="3.614cm" svg:height="1.04cm" svg:x="4.5cm" svg:y="3.8cm">
          <draw:text-box>
            <text:p text:style-name="P2"><text:span text:style-name="T5">TripItem returned</text:span></text:p>
            <text:p text:style-name="P2"><text:span text:style-name="T5">either pre-packaged</text:span></text:p>
            <text:p text:style-name="P2"><text:span text:style-name="T5">trip or bespoke items</text:span></text:p>
          </draw:text-box>
        </draw:frame>
        <draw:path draw:style-name="gr25" draw:text-style-name="P1" draw:layer="layout" svg:width="1.777cm" svg:height="1.499cm" svg:x="3cm" svg:y="5cm" svg:viewBox="0 0 1778 1500" svg:d="m0 0c4000 500 0 1500 0 1500">
          <text:p/>
        </draw:path>
        <draw:frame draw:style-name="gr3" draw:text-style-name="P7" draw:layer="layout" svg:width="3.91cm" svg:height="1.04cm" svg:x="4.569cm" svg:y="5.154cm">
          <draw:text-box>
            <text:p text:style-name="P2"><text:span text:style-name="T5">Select pre-packaed</text:span></text:p>
            <text:p text:style-name="P2"><text:span text:style-name="T5">trip or collect bespoke</text:span></text:p>
            <text:p text:style-name="P2"><text:span text:style-name="T5">items into new trip</text:span></text:p>
          </draw:text-box>
        </draw:frame>
        <draw:line draw:style-name="gr24" draw:text-style-name="P1" draw:layer="layout" svg:x1="3cm" svg:y1="7.5cm" svg:x2="10.5cm" svg:y2="7.5cm">
          <text:p/>
        </draw:line>
        <draw:line draw:style-name="gr24" draw:text-style-name="P1" draw:layer="layout" svg:x1="3cm" svg:y1="2.5cm" svg:x2="13.5cm" svg:y2="2.5cm">
          <text:p/>
        </draw:line>
        <draw:frame draw:style-name="gr3" draw:text-style-name="P7" draw:layer="layout" svg:width="1.836cm" svg:height="0.514cm" svg:x="4.578cm" svg:y="1.986cm">
          <draw:text-box>
            <text:p text:style-name="P2"><text:span text:style-name="T5">newCart()</text:span></text:p>
          </draw:text-box>
        </draw:frame>
        <draw:frame draw:style-name="gr3" draw:text-style-name="P7" draw:layer="layout" svg:width="2.725cm" svg:height="0.777cm" svg:x="4.5cm" svg:y="2.46cm">
          <draw:text-box>
            <text:p text:style-name="P2"><text:span text:style-name="T5">cartId returned</text:span></text:p>
            <text:p text:style-name="P2"><text:span text:style-name="T5"/></text:p>
          </draw:text-box>
        </draw:frame>
        <draw:frame draw:style-name="gr3" draw:text-style-name="P7" draw:layer="layout" svg:width="3.169cm" svg:height="0.514cm" svg:x="4.373cm" svg:y="6.986cm">
          <draw:text-box>
            <text:p text:style-name="P2"><text:span text:style-name="T5">book(cartId, trip)</text:span></text:p>
          </draw:text-box>
        </draw:frame>
        <draw:line draw:style-name="gr23" draw:text-style-name="P1" draw:layer="layout" svg:x1="8.183cm" svg:y1="7.728cm" svg:x2="8.183cm" svg:y2="8.554cm">
          <text:p/>
        </draw:line>
        <draw:line draw:style-name="gr23" draw:text-style-name="P1" draw:layer="layout" svg:x1="13.593cm" svg:y1="8.268cm" svg:x2="13.593cm" svg:y2="9.094cm">
          <text:p/>
        </draw:line>
        <draw:line draw:style-name="gr24" draw:text-style-name="P1" draw:layer="layout" svg:x1="10.718cm" svg:y1="8.502cm" svg:x2="13.472cm" svg:y2="8.502cm">
          <text:p/>
        </draw:line>
        <draw:line draw:style-name="gr13" draw:text-style-name="P1" draw:layer="layout" svg:x1="10.5cm" svg:y1="8cm" svg:x2="8.183cm" svg:y2="7.989cm">
          <text:p/>
        </draw:line>
        <draw:frame draw:style-name="gr3" draw:text-style-name="P7" draw:layer="layout" svg:width="2.428cm" svg:height="0.514cm" svg:x="8.331cm" svg:y="7.986cm">
          <draw:text-box>
            <text:p text:style-name="P2"><text:span text:style-name="T5">reserve(trip)</text:span></text:p>
          </draw:text-box>
        </draw:frame>
        <draw:frame draw:style-name="gr3" draw:text-style-name="P7" draw:layer="layout" svg:width="1.836cm" svg:height="0.514cm" svg:x="11.402cm" svg:y="8.502cm">
          <draw:text-box>
            <text:p text:style-name="P2"><text:span text:style-name="T5">add(trip)</text:span></text:p>
          </draw:text-box>
        </draw:frame>
        <draw:line draw:style-name="gr23" draw:text-style-name="P1" draw:layer="layout" svg:x1="13.593cm" svg:y1="9.629cm" svg:x2="13.593cm" svg:y2="10.455cm">
          <text:p/>
        </draw:line>
        <draw:line draw:style-name="gr24" draw:text-style-name="P1" draw:layer="layout" svg:x1="3.001cm" svg:y1="9.94cm" svg:x2="13.472cm" svg:y2="9.944cm">
          <text:p/>
        </draw:line>
        <draw:frame draw:style-name="gr3" draw:text-style-name="P7" draw:layer="layout" svg:width="3.762cm" svg:height="0.514cm" svg:x="4.421cm" svg:y="9.426cm">
          <draw:text-box>
            <text:p text:style-name="P2"><text:span text:style-name="T5">checkout(cartId, tri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dc:date>2010-01-24T15:24:40.90</dc:date>
    <meta:print-date>2009-05-31T11:20:10</meta:print-date>
    <meta:editing-cycles>101</meta:editing-cycles>
    <meta:editing-duration>PT84H25M00S</meta:editing-duration>
    <dc:creator>Simon Laws</dc:creator>
    <meta:document-statistic meta:object-count="236"/>
    <meta:user-defined meta:name="Info 1"/>
    <meta:user-defined meta:name="Info 2"/>
    <meta:user-defined meta:name="Info 3"/>
    <meta:user-defined meta:name="Info 4"/>
  </office:meta>
</office:document-meta>
</file>